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00010000010000000100A68758F4.png" manifest:media-type="image/png"/>
  <manifest:file-entry manifest:full-path="Pictures/1000000100000B2E000005826189EA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Invisible_20_White">
      <style:graphic-properties draw:textarea-vertical-align="middle" draw:auto-grow-height="false" fo:min-height="3.75cm" fo:min-width="2.5cm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749cm" fo:min-width="2.499cm" fo:wrap-option="wrap" loext:decorative="false"/>
    </style:style>
    <style:style style:name="gr6" style:family="graphic" style:parent-style-name="Replayer_20_Textbox">
      <style:graphic-properties draw:textarea-vertical-align="middle" draw:auto-grow-height="false" fo:min-height="0.749cm" fo:min-width="5.999cm" loext:decorative="false"/>
      <style:paragraph-properties style:writing-mode="lr-tb"/>
    </style:style>
    <style:style style:name="gr7" style:family="graphic" style:parent-style-name="Replayer_20_Textbox">
      <style:graphic-properties draw:textarea-vertical-align="middle" draw:auto-grow-height="false" fo:min-height="1.25cm" fo:min-width="5.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8cm" fo:min-width="2.378cm" loext:decorative="false"/>
    </style:style>
    <style:style style:name="gr9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3cm" fo:min-width="1.612cm" fo:wrap-option="wrap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676cm" fo:min-width="2.278cm" fo:wrap-option="wrap" loext:decorative="false"/>
    </style:style>
    <style:style style:name="gr12" style:family="graphic" style:parent-style-name="Replayer_20_Textbox">
      <style:graphic-properties draw:textarea-vertical-align="middle" draw:auto-grow-height="false" fo:min-height="1.501cm" fo:min-width="3.763cm" loext:decorative="false"/>
    </style:style>
    <style:style style:name="gr13" style:family="graphic" style:parent-style-name="Replayer_20_Textbox">
      <style:graphic-properties draw:textarea-vertical-align="middle" draw:auto-grow-height="false" fo:min-height="0.458cm" fo:min-width="4.958cm" loext:decorative="false"/>
      <style:paragraph-properties style:writing-mode="lr-tb"/>
    </style:style>
    <style:style style:name="gr14" style:family="graphic" style:parent-style-name="Replayer_20_Textbox">
      <style:graphic-properties draw:textarea-vertical-align="middle" draw:auto-grow-height="false" fo:min-height="0.458cm" fo:min-width="3.208cm" loext:decorative="false"/>
      <style:paragraph-properties style:writing-mode="lr-tb"/>
    </style:style>
    <style:style style:name="gr15" style:family="graphic" style:parent-style-name="Replayer_20_Textbox">
      <style:graphic-properties draw:textarea-vertical-align="middle" draw:auto-grow-height="false" fo:min-height="0.458cm" fo:min-width="4.208cm" loext:decorative="false"/>
      <style:paragraph-properties style:writing-mode="lr-tb"/>
    </style:style>
    <style:style style:name="gr16" style:family="graphic" style:parent-style-name="Replayer_20_Textbox">
      <style:graphic-properties draw:textarea-vertical-align="middle" draw:auto-grow-height="false" fo:min-height="0.458cm" fo:min-width="2.20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3cm" svg:height="4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4cm" svg:x="9cm" svg:y="10.7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25cm" svg:y1="11.5cm" svg:x2="9cm" svg:y2="12.75cm" draw:end-shape="id1" draw:end-glue-point="3" svg:d="M5625 11500c2155 0 468 1250 3375 1250" svg:viewBox="0 0 3376 1251">
          <text:p/>
        </draw:connector>
        <draw:connector draw:style-name="gr2" draw:text-style-name="P1" draw:layer="layout" draw:type="curve" svg:x1="5.694cm" svg:y1="15.5cm" svg:x2="9cm" svg:y2="14cm" draw:start-shape="id2" draw:start-glue-point="0" draw:end-shape="id3" draw:end-glue-point="3" svg:d="M5694 15500c0-1000 1102-1500 3306-1500" svg:viewBox="0 0 3307 1501">
          <text:p/>
        </draw:connector>
        <draw:frame draw:style-name="gr3" draw:text-style-name="P3" xml:id="id2" draw:id="id2" draw:layer="layout" svg:width="4.388cm" svg:height="4.388cm" svg:x="3.5cm" svg:y="15.5cm">
          <draw:image xlink:href="Pictures/100000010000010000000100A68758F4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ZIP compilation file</text:p>
          </draw:image>
        </draw:frame>
        <draw:frame draw:style-name="gr4" draw:text-style-name="P1" draw:layer="layout" svg:width="18.999cm" svg:height="9.359cm" svg:x="1.001cm" svg:y="1.391cm">
          <draw:image xlink:href="Pictures/1000000100000B2E000005826189EAE6.png" xlink:type="simple" xlink:show="embed" xlink:actuate="onLoad" draw:mime-type="image/png">
            <text:p/>
          </draw:image>
        </draw:frame>
        <draw:custom-shape draw:style-name="gr5" draw:text-style-name="P1" draw:layer="layout" svg:width="2.999cm" svg:height="2.999cm" svg:x="8.251cm" svg:y="13.501cm">
          <text:p/>
          <draw:enhanced-geometry svg:viewBox="0 0 21600 21600" draw:mirror-horizontal="false" draw:mirror-vertical="false" draw:type="line-callout-3" draw:modifiers="-19800 -899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6.499cm" svg:height="0.999cm" svg:x="10.632cm" svg:y="12.047cm">
          <text:p text:style-name="P1">1) Select Track</text:p>
          <draw:enhanced-geometry svg:viewBox="0 0 21600 21600" draw:mirror-horizontal="false" draw:type="line-callout-1" draw:modifiers="-14737.8461538462 32680.8 -830.76923076923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6cm" svg:height="1.5cm" svg:x="11.25cm" svg:y="14.75cm">
          <text:p text:style-name="P1">Replayer Textbox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1.25cm" svg:x="1.75cm" svg:y="1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8.5cm" svg:y1="1.141cm" svg:x2="8.5cm" svg:y2="1.141cm" svg:d="M8500 1141z" svg:viewBox="0 0 1 1">
          <text:p/>
        </draw:connector>
        <draw:custom-shape draw:style-name="gr10" draw:text-style-name="P1" draw:layer="layout" svg:width="3cm" svg:height="1.25cm" draw:transform="rotate (2.13925006416945) translate (3.781cm 14.226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" draw:layer="layout" svg:width="3cm" svg:height="1cm" svg:x="1.25cm" svg:y="14cm">
          <text:p/>
          <draw:enhanced-geometry svg:viewBox="0 0 21600 21600" draw:text-areas="800 800 20800 20800" draw:type="round-rectangular-callout" draw:modifiers="6981.67277574142 29799.8001998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8cm" svg:y1="3cm" svg:x2="9.75cm" svg:y2="2.25cm">
          <text:p/>
        </draw:line>
        <draw:custom-shape draw:style-name="gr12" draw:text-style-name="P1" draw:layer="layout" svg:width="7cm" svg:height="1.75cm" svg:x="1.25cm" svg:y="11.25cm">
          <text:p/>
          <draw:enhanced-geometry svg:viewBox="0 0 21600 21600" draw:text-areas="0 ?f0 ?f5 ?f2" draw:type="right-arrow" draw:modifiers="13153.87691624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75cm" svg:height="1cm" svg:x="9.25cm" svg:y="1.75cm">
          <text:p text:style-name="P1">1. Select Trac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5.5cm" svg:y1="7.5cm" svg:x2="5.5cm" svg:y2="7.5cm" svg:d="M5500 7500z" svg:viewBox="0 0 1 1">
          <text:p/>
        </draw:connector>
        <draw:line draw:style-name="gr2" draw:text-style-name="P1" draw:layer="layout" svg:x1="5.75cm" svg:y1="7.859cm" svg:x2="4cm" svg:y2="8.609cm">
          <text:p/>
        </draw:line>
        <draw:connector draw:style-name="gr9" draw:text-style-name="P3" draw:layer="layout" draw:type="line" svg:x1="6.25cm" svg:y1="5.5cm" svg:x2="6.25cm" svg:y2="5.5cm" svg:d="M6250 5500z" svg:viewBox="0 0 1 1">
          <text:p/>
        </draw:connector>
        <draw:line draw:style-name="gr2" draw:text-style-name="P1" draw:layer="layout" svg:x1="13.5cm" svg:y1="8cm" svg:x2="12.25cm" svg:y2="6.75cm">
          <text:p/>
        </draw:line>
        <draw:custom-shape draw:style-name="gr14" draw:text-style-name="P1" draw:layer="layout" svg:width="4cm" svg:height="1cm" svg:x="8.75cm" svg:y="6.25cm">
          <text:p text:style-name="P1">2. Hit pla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cm" svg:y1="8cm" svg:x2="15.25cm" svg:y2="6.75cm">
          <text:p/>
        </draw:line>
        <draw:custom-shape draw:style-name="gr15" draw:text-style-name="P1" draw:layer="layout" svg:width="5cm" svg:height="1cm" svg:x="14.75cm" svg:y="6.25cm">
          <text:p text:style-name="P1">4. Set volum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75cm" svg:y1="9.359cm" svg:x2="4cm" svg:y2="8.609cm">
          <text:p/>
        </draw:line>
        <draw:custom-shape draw:style-name="gr16" draw:text-style-name="P1" draw:layer="layout" svg:width="3cm" svg:height="1cm" svg:x="1.5cm" svg:y="8.109cm">
          <text:p text:style-name="P1">3. Skip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Basic" style:display-name="Replayer Basic" style:family="graphic" style:parent-style-name="standard">
      <style:graphic-properties draw:stroke-dash="Dash_20_Dot_20_1" svg:stroke-width="0.3cm" svg:stroke-color="#ee5f5b" draw:marker-start="Circle" draw:marker-start-width="0.65cm" draw:marker-start-center="true" draw:marker-end="Circle" draw:marker-end-width="0.3cm" draw:stroke-linejoin="miter" svg:stroke-linecap="square" draw:fill="none" draw:fill-gradient-name="Gradient_20_1" draw:fill-hatch-name="Red_20_90_20_Degrees_20_Crossed_20_1" loext:fill-use-slide-background="false" draw:fill-image-name="Bitmap_20_1"/>
      <style:paragraph-properties fo:margin-top="0cm" fo:margin-bottom="0cm" fo:line-height="100%"/>
      <style:text-properties fo:color="#ee5f5b" loext:opacity="100%" style:text-underline-style="none"/>
    </style:style>
    <style:style style:name="Replayer_20_Pfeillinie" style:display-name="Replayer Pfeillinie" style:family="graphic" style:parent-style-name="Replayer_20_Basic">
      <style:graphic-properties draw:marker-start="Arrow_20_large" draw:marker-start-width="0.6cm" draw:marker-end="Circle" draw:marker-end-width="0.3cm" draw:marker-end-center="true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  <style:style style:name="Replayer_20_Textbox" style:display-name="Replayer Textbox" style:family="graphic" style:parent-style-name="Replayer_20_Basic">
      <style:graphic-properties svg:stroke-width="0.1cm" draw:marker-start-width="0.35cm" draw:marker-end-width="0cm" draw:stroke-linejoin="round" draw:fill="solid" draw:fill-color="#ffffff"/>
      <style:text-properties style:use-window-font-color="true" loext:opacity="0%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1T07:45:44.809000000</meta:creation-date>
    <dc:date>2024-11-22T11:16:51.837000000</dc:date>
    <meta:editing-duration>PT1H11M50S</meta:editing-duration>
    <meta:editing-cycles>7</meta:editing-cycles>
    <meta:generator>LibreOffice/24.2.6.2$Windows_X86_64 LibreOffice_project/ef66aa7e36a1bb8e65bfbc63aba53045a14d0871</meta:generator>
    <meta:document-statistic meta:object-count="25"/>
  </office:meta>
</office:document-meta>
</file>